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ef67"/>
    </style:style>
    <style:style style:name="P3" style:family="paragraph" style:parent-style-name="Standard">
      <style:text-properties style:font-name="BetecknaLowerCase1" officeooo:rsid="001290e9" officeooo:paragraph-rsid="0040ef67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1c89f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4.2cm"/>
      <style:text-properties style:font-name="FreeSans1" officeooo:rsid="0015d803" officeooo:paragraph-rsid="003c0752"/>
    </style:style>
    <style:style style:name="P8" style:family="paragraph" style:parent-style-name="Standard">
      <style:paragraph-properties fo:line-height="1.75cm"/>
      <style:text-properties style:font-name="FreeSans1" officeooo:rsid="0015d803" officeooo:paragraph-rsid="003c0752"/>
    </style:style>
    <style:style style:name="P9" style:family="paragraph" style:parent-style-name="Standard">
      <style:text-properties style:font-name="FreeSans1" officeooo:rsid="002ad1fc" officeooo:paragraph-rsid="004128c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Tuffy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style:font-name="FreeSans" fo:font-size="12pt" fo:font-style="normal" officeooo:rsid="001a7abf" style:font-name-asian="FreeSans" style:font-size-asian="12pt" style:font-style-asian="normal" style:font-name-complex="FreeSans" style:font-size-complex="12pt" style:font-style-complex="normal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1dbe5e"/>
    </style:style>
    <style:style style:name="T7" style:family="text">
      <style:text-properties style:font-name="BetecknaLowerCase1" fo:font-size="48pt" officeooo:rsid="003c0752" style:font-size-asian="48pt" style:font-size-complex="48pt"/>
    </style:style>
    <style:style style:name="T8" style:family="text">
      <style:text-properties style:font-name="BetecknaLowerCase1" officeooo:rsid="003c0752"/>
    </style:style>
    <style:style style:name="T9" style:family="text">
      <style:text-properties fo:font-style="normal" officeooo:rsid="0040ef67" style:font-name-asian="Droid Sans Fallback" style:font-style-asian="normal" style:font-name-complex="FreeSans2" style:font-style-complex="normal"/>
    </style:style>
    <style:style style:name="T10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1" style:family="text">
      <style:text-properties officeooo:rsid="003c0752"/>
    </style:style>
    <style:style style:name="T12" style:family="text">
      <style:text-properties fo:font-size="4pt" officeooo:rsid="003c0752" style:font-size-asian="4pt" style:font-size-complex="4pt"/>
    </style:style>
    <style:style style:name="T13" style:family="text">
      <style:text-properties officeooo:rsid="0040ef67"/>
    </style:style>
    <style:style style:name="T14" style:family="text">
      <style:text-properties fo:font-size="12pt" fo:font-style="normal" officeooo:rsid="001a7abf" style:font-name-asian="Droid Sans Fallback" style:font-size-asian="12pt" style:font-style-asian="normal" style:font-name-complex="FreeSans2" style:font-size-complex="12pt" style:font-style-complex="normal"/>
    </style:style>
    <style:style style:name="T15" style:family="text">
      <style:text-properties fo:font-size="12pt" fo:font-style="normal" officeooo:rsid="004128c3" style:font-name-asian="Droid Sans Fallback" style:font-size-asian="12pt" style:font-style-asian="normal" style:font-name-complex="FreeSans2" style:font-size-complex="12pt" style:font-style-complex="normal"/>
    </style:style>
    <style:style style:name="T16" style:family="text">
      <style:text-properties officeooo:rsid="001f5956"/>
    </style:style>
    <style:style style:name="T17" style:family="text">
      <style:text-properties style:font-name="Tuffy" fo:font-size="96pt" style:font-size-asian="96pt" style:font-size-complex="96pt"/>
    </style:style>
    <style:style style:name="T18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3.821cm" svg:height="5.813cm" svg:x="14.972cm" svg:y="1.727cm">
        <draw:text-box>
          <text:p><text:span text:style-name="T17">P</text:span></text:p>
        </draw:text-box>
      </draw:frame>
      <draw:frame text:anchor-type="page" text:anchor-page-number="1" draw:z-index="1" draw:style-name="gr2" draw:text-style-name="P14" svg:width="0.269cm" svg:height="0.579cm" svg:x="15.385cm" svg:y="3.561cm">
        <draw:text-box>
          <text:p><text:span text:style-name="T18">1</text:span></text:p>
        </draw:text-box>
      </draw:frame>
      <draw:path text:anchor-type="page" text:anchor-page-number="1" draw:z-index="2" draw:style-name="gr3" draw:text-style-name="P15" svg:width="1.888cm" svg:height="1.213cm" draw:transform="rotate (-1.7238617021948) translate (18.1251360707563cm 3.1885499647928cm)" svg:viewBox="0 0 1889 1214" svg:d="M15 1214c-197-1265 1635-1799 1874-323">
        <text:p/>
      </draw:path>
      <draw:line text:anchor-type="page" text:anchor-page-number="1" draw:z-index="3" draw:style-name="gr4" draw:text-style-name="P15" svg:x1="15.919cm" svg:y1="3.318cm" svg:x2="15.882cm" svg:y2="5.669cm">
        <text:p/>
      </draw:line>
      <draw:line text:anchor-type="page" text:anchor-page-number="1" draw:z-index="4" draw:style-name="gr4" draw:text-style-name="P15" svg:x1="16.958cm" svg:y1="4.919cm" svg:x2="16.521cm" svg:y2="4.919cm">
        <text:p/>
      </draw:line>
      <draw:line text:anchor-type="page" text:anchor-page-number="1" draw:z-index="5" draw:style-name="gr5" draw:text-style-name="P15" svg:x1="16.923cm" svg:y1="3.016cm" svg:x2="16.168cm" svg:y2="3.016cm">
        <text:p/>
      </draw:line>
      <draw:frame text:anchor-type="page" text:anchor-page-number="1" draw:z-index="6" draw:style-name="gr2" draw:text-style-name="P14" svg:width="0.269cm" svg:height="0.579cm" svg:x="18.066cm" svg:y="2.9cm">
        <draw:text-box>
          <text:p><text:span text:style-name="T18">2</text:span></text:p>
        </draw:text-box>
      </draw:frame>
      <text:p text:style-name="P10">LATIN CAPITAL LETTER <text:span text:style-name="T11">P</text:span></text:p>
      <text:p text:style-name="P11">Das große <text:span text:style-name="T11">Pe</text:span></text:p>
      <text:p text:style-name="P6"/>
      <text:p text:style-name="P9"><text:span text:style-name="T13">Problem </text:span><text:span text:style-name="T2">•</text:span><text:span text:style-name="T5"> </text:span><text:span text:style-name="T9">Polizei </text:span><text:span text:style-name="T3">•</text:span><text:span text:style-name="T10"> </text:span><text:span text:style-name="T9">Person </text:span><text:span text:style-name="T3">•</text:span><text:span text:style-name="T10"> </text:span><text:span text:style-name="T9">Präsident </text:span><text:span text:style-name="T3">•</text:span><text:span text:style-name="T10"> </text:span><text:span text:style-name="T9">Preis </text:span><text:span text:style-name="T3">•</text:span><text:span text:style-name="T10"> </text:span><text:span text:style-name="T9">Pause</text:span><text:span text:style-name="T14"> </text:span><text:span text:style-name="T4">•</text:span><text:span text:style-name="T14"> </text:span><text:span text:style-name="T15">Post</text:span></text:p>
      <text:p text:style-name="P7"><text:span text:style-name="Outline_5f_very_5f_large"><text:span text:style-name="T8">PPPPPPP</text:span></text:span></text:p>
      <text:p text:style-name="P8"><text:span text:style-name="Outline_5f_large"><text:span text:style-name="T7">PPPPPPPPPPPPPPPPPP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2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2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3"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text:span text:style-name="Outline"><text:span text:style-name="T12"> </text:span></text:span><text:span text:style-name="Outline"><text:span text:style-name="T11">P</text:span></text:span></text:p>
      <text:p text:style-name="P1"><draw:line text:anchor-type="paragraph" draw:z-index="7" draw:style-name="gr6" draw:text-style-name="P15" svg:x1="0cm" svg:y1="0.319cm" svg:x2="17cm" svg:y2="0.319cm"><text:p/></draw:line><draw:line text:anchor-type="paragraph" draw:z-index="8" draw:style-name="gr6" draw:text-style-name="P15" svg:x1="0cm" svg:y1="0.72cm" svg:x2="17cm" svg:y2="0.72cm"><text:p/></draw:line><draw:line text:anchor-type="paragraph" draw:z-index="9" draw:style-name="gr6" draw:text-style-name="P15" svg:x1="0cm" svg:y1="0.921cm" svg:x2="17cm" svg:y2="0.921cm"><text:p/></draw:line><draw:line text:anchor-type="paragraph" draw:z-index="10" draw:style-name="gr6" draw:text-style-name="P15" svg:x1="0cm" svg:y1="0.52cm" svg:x2="17cm" svg:y2="0.52cm"><text:p/></draw:line><text:span text:style-name="Outline"><text:span text:style-name="T6">P</text:span></text:span></text:p>
      <text:p text:style-name="P1"><draw:line text:anchor-type="paragraph" draw:z-index="11" draw:style-name="gr6" draw:text-style-name="P15" svg:x1="0cm" svg:y1="0.319cm" svg:x2="17cm" svg:y2="0.319cm"><text:p/></draw:line><draw:line text:anchor-type="paragraph" draw:z-index="12" draw:style-name="gr6" draw:text-style-name="P15" svg:x1="0cm" svg:y1="0.921cm" svg:x2="17cm" svg:y2="0.921cm"><text:p/></draw:line><text:span text:style-name="Outline"><text:span text:style-name="T6">P</text:span></text:span></text:p>
      <text:p text:style-name="P4"/>
      <text:p text:style-name="P4"/>
      <text:p text:style-name="P4"/>
      <text:p text:style-name="P4"/>
      <text:p text:style-name="P5"><text:span text:style-name="T1">©</text:span> Copyright 2016 Stephan Kreutzer, <text:span text:style-name="T16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4:32.026900584</dc:date>
    <dc:creator>Stephan Kreutzer</dc:creator>
    <meta:editing-duration>PT1H44M12S</meta:editing-duration>
    <meta:editing-cycles>6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96" meta:character-count="1187" meta:non-whitespace-character-count="712"/>
  </office:meta>
</office:document-meta>
</file>